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PORT HEADER</text:p>
      <text:p text:style-name="Standard"/>
      <text:p text:style-name="Standard"/>
      <text:p text:style-name="Standard">THE SECTION BELOW HAS THE REPORT </text:p>
      <text:section text:style-name="Sect1" text:name="ReportBody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  <text:p text:style-name="Standard"/>
      <text:p text:style-name="Standard">REPORT FOO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3-15T14:46:04</meta:creation-date>
    <meta:document-statistic meta:table-count="0" meta:image-count="0" meta:object-count="0" meta:page-count="1" meta:paragraph-count="3" meta:word-count="10" meta:character-count="59"/>
    <dc:date>2010-03-15T14:55:48</dc:date>
    <dc:creator>Ashok Hariharan</dc:creator>
    <meta:editing-duration>PT00H09M46S</meta:editing-duration>
    <meta:editing-cycles>1</meta:editing-cycles>
    <meta:generator>OpenOffice.org/3.1$Linux OpenOffice.org_project/310m19$Build-9420</meta:generator>
  </office:meta>
</office:document-meta>
</file>